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4" style:family="paragraph">
      <style:paragraph-properties fo:text-align="justify" fo:margin-top="0pt" fo:margin-bottom="0pt" fo:text-indent="0pt"/>
    </style:style>
    <style:style style:name="c5" style:family="text">
      <style:text-properties fo:font-style="italic" fo:font-family="Sans"/>
    </style:style>
    <style:style style:name="c6" style:family="text">
      <style:text-properties fo:font-weight="bold" fo:font-family="Sans"/>
    </style:style>
    <style:style style:name="c8" style:family="text">
      <style:text-properties fo:font-family="Sans"/>
    </style:style>
  </office:automatic-styles>
  <office:body>
    <office:text>
      <text:p text:style-name="p4"><text:span text:style-name="c0">PREPARATORY</text:span></text:p>
      <text:p text:style-name="p4"><text:span text:style-name="c0">SUBJECT: Lords of Hyperglory - Megavengeance Unleashed -Ultrafire Apocalypse</text:span></text:p>
      <text:p text:style-name="p4"><text:span text:style-name="c0">##</text:span></text:p>
      <text:p text:style-name="p4"><text:span text:style-name="c0">CHARACTERS:</text:span></text:p>
      <text:p text:style-name="p4"><text:span text:style-name="c0"><text:tab/></text:span><text:span text:style-name="c5">tempname: HOOTZ</text:span></text:p>
      <text:p text:style-name="p4"><text:span text:style-name="c0"><text:tab/>A </text:span><text:span text:style-name="c6">movie actor</text:span><text:span text:style-name="c0"> who is super good at fighting because he has trained for his movie roles, learning how to shoot, fence and ride a horse. He is the lead of the most famous movie of all time, </text:span><text:span text:style-name="c6">Bulletwar,</text:span><text:span text:style-name="c0"> in which the set was attacked by terrorists and he killed them onscreen while the camera was rolling, and they made it a part of the plot. </text:span></text:p>
      <text:p text:style-name="p4"><text:span text:style-name="c0"><text:tab/></text:span><text:span text:style-name="c5">tempname: DAN</text:span></text:p>
      <text:p text:style-name="p4"><text:span text:style-name="c0"><text:tab/>An </text:span><text:span text:style-name="c6">astronaut </text:span><text:span text:style-name="c0">who is a master of interspecies martial arts. He was trained at the </text:span><text:span text:style-name="c6">NASA Dojo</text:span><text:span text:style-name="c0"> where they didn’t know what kind of aliens were out there or if First Contact was going to be violent or dangerous, so NASA developed...</text:span><text:span text:style-name="c6">space karate / Inter-fu / xeno-fu / XQC.</text:span><text:span text:style-name="c0"> </text:span></text:p>
      <text:p text:style-name="p4"><text:span text:style-name="c0"><text:tab/></text:span><text:span text:style-name="c5">tempname: NEKRO</text:span></text:p>
      <text:p text:style-name="p4"><text:span text:style-name="c0"><text:tab/>An </text:span><text:span text:style-name="c6">evil necromancer</text:span><text:span text:style-name="c0"> who can bring people back from the dead. At one point, he ressurects </text:span><text:span text:style-name="c6">literally Hitler. </text:span><text:span text:style-name="c0">Then the hero has a duel with him on a space elevator, I think. The scene plays out so that the hero has been hunting this particular baddie for a while, and only then does he catch a glimpse of his face. And he goes </text:span><text:span text:style-name="c5">I recognized that face immediately.</text:span><text:span text:style-name="c0"> </text:span><text:span text:style-name="c5">It had been the subject of a thousand historical documentaries, of videogames and movies. The man in the exosuit with the katana in one hand was literally Hitler.</text:span></text:p>
      <text:p text:style-name="p4"><text:span text:style-name="c5"><text:tab/>tempname: TITS MCGEE</text:span></text:p>
      <text:p text:style-name="p4"><text:span text:style-name="c5"><text:tab/></text:span><text:span text:style-name="c8">a waitress from Hooters who discovers she is magical. Has supernatural powers and such. Later it turns out that all that stuff about her being the child of special bloodlines was all bullshit, a Dumbo’s Feather kind of deal, perpetrated by the Society for Finding Special people who claimed to have had a prophecy about her. But in reality they just go around telling everyone they’re special in the hopes of being right eventually. You could point out that they’ve predicted ten million messiahs of the last two. Or however the phrase goes. </text:span></text:p>
      <text:p text:style-name="p4"><text:span text:style-name="c8"><text:tab/>But they point out that they only need to be right once.</text:span></text:p>
      <text:p text:style-name="p4"><text:span text:style-name="c0">##</text:span></text:p>
      <text:p text:style-name="p4"><text:span text:style-name="c0">PLOT:</text:span></text:p>
      <text:p text:style-name="p4"><text:span text:style-name="c0"><text:tab/></text:span><text:span text:style-name="c6">LORDS OF HYPERGLORY</text:span></text:p>
      <text:p text:style-name="p4"/>
      <text:p text:style-name="p4"><text:span text:style-name="c6"><text:tab/>MEGAVENGEANCE UNLEASHED</text:span></text:p>
      <text:p text:style-name="p4"/>
      <text:p text:style-name="p4"><text:span text:style-name="c6"><text:tab/>ULTRAFIRE APOCALYPSE</text:span></text:p>
      <text:p text:style-name="p4"><text:span text:style-name="c0">##</text:span></text:p>
      <text:p text:style-name="p4"><text:span text:style-name="c0">SETTING:</text:span></text:p>
    </office:text>
  </office:body>
</office:document-content>
</file>